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Calibri2" svg:font-family="Calibri" style:font-family-generic="swiss"/>
    <style:font-face style:name="SimSun" svg:font-family="SimSun, 宋体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006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9.006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1.824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2" officeooo:paragraph-rsid="003a0989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language="fr" fo:country="FR" style:text-underline-style="none" officeooo:rsid="003d5ace" officeooo:paragraph-rsid="003d5ace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language="fr" fo:country="FR" style:text-underline-style="none" officeooo:rsid="0041032a" officeooo:paragraph-rsid="0041032a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5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30b462" officeooo:paragraph-rsid="00376e1e" style:font-weight-asian="normal" style:font-weight-complex="normal"/>
    </style:style>
    <style:style style:name="P6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30b462" officeooo:paragraph-rsid="003a0989" style:font-weight-asian="normal" style:font-weight-complex="normal"/>
    </style:style>
    <style:style style:name="P7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19a90b" officeooo:paragraph-rsid="003b9f44" style:font-weight-asian="normal" style:font-weight-complex="normal"/>
    </style:style>
    <style:style style:name="P8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weight="normal" officeooo:rsid="0044d750" officeooo:paragraph-rsid="0044d750" style:font-weight-asian="normal" style:font-weight-complex="normal"/>
    </style:style>
    <style:style style:name="P9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officeooo:paragraph-rsid="003b9f44"/>
    </style:style>
    <style:style style:name="P10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officeooo:rsid="0043aa3e" officeooo:paragraph-rsid="0043aa3e"/>
    </style:style>
    <style:style style:name="P11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a90b" style:font-weight-asian="normal" style:font-weight-complex="normal"/>
    </style:style>
    <style:style style:name="T3" style:family="text">
      <style:text-properties fo:color="#000000" loext:opacity="100%" fo:font-size="14pt" officeooo:rsid="001a79ff" style:font-size-asian="14pt" style:font-size-complex="14pt"/>
    </style:style>
    <style:style style:name="T4" style:family="text">
      <style:text-properties fo:color="#000000" loext:opacity="100%" fo:font-size="14pt" officeooo:rsid="002c0a20" style:font-size-asian="14pt" style:font-size-complex="14pt"/>
    </style:style>
    <style:style style:name="T5" style:family="text">
      <style:text-properties fo:color="#000000" loext:opacity="100%" fo:font-size="14pt" style:text-underline-style="none" fo:font-weight="bold" officeooo:rsid="002c0a20" style:font-size-asian="14pt" style:font-weight-asian="bold" style:font-name-complex="Times New Roman" style:font-size-complex="14pt"/>
    </style:style>
    <style:style style:name="T6" style:family="text">
      <style:text-properties fo:color="#000000" loext:opacity="100%" fo:font-size="14pt" style:text-underline-style="none" fo:font-weight="bold" officeooo:rsid="00487289" style:font-size-asian="14pt" style:font-weight-asian="bold" style:font-name-complex="Times New Roman" style:font-size-complex="14pt"/>
    </style:style>
    <style:style style:name="T7" style:family="text">
      <style:text-properties style:font-name="Calibri1" fo:font-weight="normal" officeooo:rsid="0019a90b" style:font-name-asian="SimSun1" style:language-asian="en" style:country-asian="US" style:font-weight-asian="normal" style:font-name-complex="Calibri3" style:font-weight-complex="normal"/>
    </style:style>
    <style:style style:name="T8" style:family="text">
      <style:text-properties officeooo:rsid="0041a42b"/>
    </style:style>
    <style:style style:name="T9" style:family="text">
      <style:text-properties officeooo:rsid="004696b1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3">Chapitre <text:s/></text:span><text:span text:style-name="T4">3 : <text:s/></text:span><text:span text:style-name="T5">Les combustions, </text:span><text:span text:style-name="T6">exemples de réactions chimique.</text:span></text:p>
          </table:table-cell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3">L’eau de chaux permet de tester la présence de CO2.</text:p>
            <text:p text:style-name="P4"><text:span text:style-name="T10">Définitions :</text:span> transformation physique, transformation chimique, espèce chimique, <text:span text:style-name="T8">combustion, </text:span><text:span text:style-name="T9">produits, réactifs</text:span></text:p>
          </table:table-cell>
        </table:table-row>
        <table:table-row table:style-name="Tableau1.4">
          <table:table-cell table:style-name="Tableau1.A4" office:value-type="string">
            <text:p text:style-name="P1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5"/>
            <text:p text:style-name="P5">Distinguer transformation chimique et mélange, transformation chimique et transformation physique. </text:p>
            <text:p text:style-name="P5"/>
            <text:p text:style-name="P6">Utiliser une équation de réaction chimique fournie pour décrire une transformation chimique observée.</text:p>
            <text:p text:style-name="P6"/>
            <text:p text:style-name="P8">Identifier le produits et réactifs d’une combustion.</text:p>
            <text:p text:style-name="P5"/>
            <text:p text:style-name="P9"><text:span text:style-name="T2">Identifier les gaz à effet de serre produits lors </text:span><text:span text:style-name="T7">de </text:span><text:span text:style-name="T2">transformations chimiques.</text:span></text:p>
            <text:p text:style-name="P9"/>
            <text:p text:style-name="P10"><text:span text:style-name="T2">U</text:span><text:span text:style-name="T1">tiliser le triangle du feu pour déterminer comment un feu a été éteint.</text:span></text:p>
            <text:p text:style-name="P7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Calibri2" svg:font-family="Calibri" style:font-family-generic="swiss"/>
    <style:font-face style:name="SimSun" svg:font-family="SimSun, 宋体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 Karim</meta:initial-creator>
    <meta:creation-date>2020-09-07T10:35:00</meta:creation-date>
    <dc:date>2020-11-27T01:48:11.923632817</dc:date>
    <meta:print-date>2018-02-01T13:55:00</meta:print-date>
    <meta:editing-cycles>39</meta:editing-cycles>
    <meta:editing-duration>PT3H6M39S</meta:editing-duration>
    <meta:generator>LibreOffice/7.0.3.1$Linux_X86_64 LibreOffice_project/00$Build-1</meta:generator>
    <dc:creator>J Cercy</dc:creator>
    <meta:document-statistic meta:table-count="1" meta:image-count="0" meta:object-count="0" meta:page-count="1" meta:paragraph-count="10" meta:word-count="101" meta:character-count="688" meta:non-whitespace-character-count="594"/>
  </office:meta>
</office:document-meta>
</file>